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66" draw:textarea-horizontal-align="justify" draw:textarea-vertical-align="middle" draw:auto-grow-height="false" fo:min-height="0.388cm" fo:min-width="0.632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0.388cm" fo:min-width="0.632cm"/>
    </style:style>
    <style:style style:name="gr3" style:family="graphic" style:parent-style-name="standard">
      <style:graphic-properties draw:fill-color="#6666ff" draw:textarea-horizontal-align="justify" draw:textarea-vertical-align="middle" draw:auto-grow-height="false" fo:min-height="0.388cm" fo:min-width="0.63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388cm" fo:min-width="0.632cm"/>
    </style:style>
    <style:style style:name="gr6" style:family="graphic" style:parent-style-name="standard">
      <style:graphic-properties draw:stroke="none" svg:stroke-color="#000000" draw:fill="none" draw:fill-color="#ffffff" fo:min-height="0.905cm"/>
    </style:style>
    <style:style style:name="gr7" style:family="graphic" style:parent-style-name="standard">
      <style:graphic-properties draw:stroke="none" svg:stroke-color="#000000" draw:fill="none" draw:fill-color="#ffffff" fo:min-height="0.395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388cm" fo:min-width="0.632cm"/>
    </style:style>
    <style:style style:name="gr9" style:family="graphic" style:parent-style-name="standard">
      <style:graphic-properties draw:fill-color="#009900" draw:textarea-horizontal-align="justify" draw:textarea-vertical-align="middle" draw:auto-grow-height="false" fo:min-height="0.65cm" fo:min-width="0.4cm"/>
    </style:style>
    <style:style style:name="gr10" style:family="graphic" style:parent-style-name="standard">
      <style:graphic-properties draw:fill-color="#009900" draw:textarea-horizontal-align="justify" draw:textarea-vertical-align="middle" draw:auto-grow-height="false" fo:min-height="0.65cm" fo:min-width="1.3cm"/>
    </style:style>
    <style:style style:name="gr11" style:family="graphic" style:parent-style-name="standard">
      <style:graphic-properties draw:fill-color="#99ff66" draw:textarea-horizontal-align="justify" draw:textarea-vertical-align="middle" draw:auto-grow-height="false" fo:min-height="0.65cm" fo:min-width="0.4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0.65cm" fo:min-width="0.4cm"/>
    </style:style>
    <style:style style:name="gr13" style:family="graphic" style:parent-style-name="standard">
      <style:graphic-properties draw:fill-color="#6666ff" draw:textarea-horizontal-align="justify" draw:textarea-vertical-align="middle" draw:auto-grow-height="false" fo:min-height="0.65cm" fo:min-width="0.4cm"/>
    </style:style>
    <style:style style:name="gr14" style:family="graphic" style:parent-style-name="standard">
      <style:graphic-properties draw:fill-color="#99ff66" draw:textarea-horizontal-align="justify" draw:textarea-vertical-align="middle" draw:auto-grow-height="false" fo:min-height="3.35cm" fo:min-width="0.1cm"/>
    </style:style>
    <style:style style:name="gr15" style:family="graphic" style:parent-style-name="standard">
      <style:graphic-properties draw:stroke="none" svg:stroke-color="#000000" draw:fill="none" draw:fill-color="#ffffff" fo:min-height="0.55cm"/>
    </style:style>
    <style:style style:name="gr16" style:family="graphic" style:parent-style-name="standard">
      <style:graphic-properties draw:stroke="none" svg:stroke-color="#000000" draw:fill="none" draw:fill-color="#ffffff" fo:min-height="0.789cm"/>
    </style:style>
    <style:style style:name="gr17" style:family="graphic" style:parent-style-name="standard">
      <style:graphic-properties draw:fill-color="#99ff99" draw:textarea-horizontal-align="justify" draw:textarea-vertical-align="middle" draw:auto-grow-height="false" fo:min-height="0.388cm" fo:min-width="0.632cm"/>
    </style:style>
    <style:style style:name="gr1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9" style:family="graphic" style:parent-style-name="objectwithoutfill">
      <style:graphic-properties svg:stroke-color="#99ff66" draw:marker-end="Arrow" draw:marker-end-width="0.3cm" draw:fill="none" draw:textarea-vertical-align="middle"/>
    </style:style>
    <style:style style:name="gr20" style:family="graphic" style:parent-style-name="objectwithoutfill">
      <style:graphic-properties draw:stroke="dash" draw:stroke-dash="Fine_20_Dashed" svg:stroke-color="#ff3333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ffff99"/>
      <style:paragraph-properties fo:text-align="center"/>
      <style:text-properties fo:font-size="10pt" fo:font-weight="bold" style:font-size-asian="18pt" style:font-size-complex="18pt"/>
    </style:style>
    <style:style style:name="P4" style:family="paragraph">
      <loext:graphic-properties draw:fill-color="#6666ff"/>
      <style:paragraph-properties fo:text-align="center"/>
      <style:text-properties fo:color="#ffffff" fo:font-size="10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  <style:paragraph-properties fo:text-align="center"/>
      <style:text-properties fo:color="#ffffff" fo:font-size="10pt" fo:font-weight="bold" style:font-size-asian="18pt" style:font-size-complex="18pt"/>
    </style:style>
    <style:style style:name="P7" style:family="paragraph">
      <loext:graphic-properties draw:fill-color="#99ff66"/>
      <style:paragraph-properties fo:text-align="center"/>
      <style:text-properties fo:color="#000000" fo:font-size="10pt" fo:font-weight="bold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  <style:text-properties fo:font-size="10pt" fo:font-weight="bold" style:font-size-asian="18pt" style:font-size-complex="18pt"/>
    </style:style>
    <style:style style:name="P9" style:family="paragraph">
      <style:text-properties fo:font-size="10pt" fo:font-weight="bold" style:font-size-asian="18pt" style:font-size-complex="18pt"/>
    </style:style>
    <style:style style:name="P10" style:family="paragraph">
      <loext:graphic-properties draw:fill="none" draw:fill-color="#ffffff"/>
      <style:text-properties fo:font-size="10pt" fo:font-weight="bold" style:font-size-asian="18pt" style:font-size-complex="18pt"/>
    </style:style>
    <style:style style:name="P11" style:family="paragraph">
      <loext:graphic-properties draw:fill-color="#000000"/>
      <style:paragraph-properties fo:text-align="center"/>
      <style:text-properties fo:color="#000000" fo:font-size="10pt" fo:font-weight="bold" style:font-size-asian="18pt" style:font-size-complex="18pt"/>
    </style:style>
    <style:style style:name="P12" style:family="paragraph">
      <style:paragraph-properties fo:text-align="center"/>
      <style:text-properties fo:color="#ffffff"/>
    </style:style>
    <style:style style:name="P13" style:family="paragraph">
      <loext:graphic-properties draw:fill-color="#009900"/>
      <style:paragraph-properties fo:text-align="center"/>
      <style:text-properties fo:color="#ffffff" fo:font-size="10pt" fo:font-weight="bold" style:font-size-asian="18pt" style:font-size-complex="18pt"/>
    </style:style>
    <style:style style:name="P14" style:family="paragraph">
      <style:paragraph-properties fo:text-align="center"/>
      <style:text-properties fo:color="#ffffff" fo:font-size="10pt" style:font-size-asian="18pt" style:font-size-complex="18pt"/>
    </style:style>
    <style:style style:name="P15" style:family="paragraph">
      <style:paragraph-properties fo:text-align="center"/>
      <style:text-properties fo:color="#000000"/>
    </style:style>
    <style:style style:name="P16" style:family="paragraph">
      <loext:graphic-properties draw:fill-color="#99ff99"/>
      <style:paragraph-properties fo:text-align="center"/>
      <style:text-properties fo:color="#000000" fo:font-size="10pt" fo:font-weight="bold" style:font-size-asian="18pt" style:font-size-complex="18pt"/>
    </style:style>
    <style:style style:name="P17" style:family="paragraph">
      <style:paragraph-properties fo:text-align="center"/>
      <style:text-properties fo:font-size="10pt" style:font-size-asian="18pt" style:font-size-complex="18pt"/>
    </style:style>
    <style:style style:name="P18" style:family="paragraph">
      <loext:graphic-properties draw:fill="none"/>
      <style:paragraph-properties fo:text-align="center"/>
      <style:text-properties fo:font-size="10pt" fo:font-weight="bold" style:font-size-asian="18pt" style:font-size-complex="18pt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fo:color="#000000" fo:font-size="10pt" fo:font-weight="bold" style:font-size-asian="18pt" style:font-size-complex="18pt"/>
    </style:style>
    <style:style style:name="T4" style:family="text">
      <style:text-properties style:text-position="sub 58%" fo:font-size="10pt" fo:font-weight="bold" style:font-size-asian="18pt" style:font-size-complex="18pt"/>
    </style:style>
    <style:style style:name="T5" style:family="text">
      <style:text-properties fo:color="#ffffff" style:text-position="sub 58%" fo:font-size="10pt" fo:font-weight="bold" style:font-size-asian="18pt" style:font-size-complex="18pt"/>
    </style:style>
    <style:style style:name="T6" style:family="text">
      <style:text-properties fo:color="#000000" style:text-position="sub 58%"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2" draw:id="id2" draw:layer="layout" svg:width="1.6cm" svg:height="0.9cm" svg:x="1.1cm" svg:y="4.3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1.6cm" svg:height="0.9cm" svg:x="1.101cm" svg:y="1.401cm">
          <text:p text:style-name="P1"><text:span text:style-name="T1">B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6cm" svg:height="0.9cm" svg:x="3.7cm" svg:y="1.4cm">
          <text:p text:style-name="P1"><text:span text:style-name="T1">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6cm" svg:height="0.9cm" svg:x="3.7cm" svg:y="4.2cm">
          <text:p text:style-name="P1"><text:span text:style-name="T1">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6cm" svg:height="0.9cm" svg:x="6.1cm" svg:y="1.4cm">
          <text:p text:style-name="P1"><text:span text:style-name="T1">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6cm" svg:height="0.9cm" svg:x="6.1cm" svg:y="4.2cm">
          <text:p text:style-name="P1"><text:span text:style-name="T1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6cm" svg:height="0.9cm" svg:x="8.5cm" svg:y="1.4cm">
          <text:p text:style-name="P1"><text:span text:style-name="T1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1.6cm" svg:height="0.9cm" svg:x="8.5cm" svg:y="4.3cm">
          <text:p text:style-name="P1"><text:span text:style-name="T2">AA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.901cm" svg:y1="2.301cm" svg:x2="1.9cm" svg:y2="4.3cm" draw:start-shape="id1" draw:start-glue-point="8" draw:end-shape="id2" draw:end-glue-point="4" svg:d="M1901 2301c0 1500-1 501-1 1999" svg:viewBox="0 0 2 2000">
          <text:p/>
        </draw:connector>
        <draw:connector draw:style-name="gr4" draw:text-style-name="P5" draw:layer="layout" draw:type="curve" svg:x1="2.7cm" svg:y1="4.75cm" svg:x2="3.7cm" svg:y2="1.85cm" draw:start-shape="id2" draw:start-glue-point="10" draw:end-shape="id3" draw:end-glue-point="6" svg:d="M2700 4750c753 0 503-1449 501-1449-1 0-252-1451 499-1451" svg:viewBox="0 0 1001 2901">
          <text:p/>
        </draw:connector>
        <draw:connector draw:style-name="gr4" draw:text-style-name="P5" draw:layer="layout" draw:type="curve" svg:x1="4.5cm" svg:y1="2.3cm" svg:x2="4.5cm" svg:y2="4.2cm" draw:start-shape="id3" draw:start-glue-point="8" draw:end-shape="id4" draw:end-glue-point="4" svg:d="M4500 2300v1900" svg:viewBox="0 0 1 1901">
          <text:p/>
        </draw:connector>
        <draw:connector draw:style-name="gr4" draw:text-style-name="P5" draw:layer="layout" draw:type="curve" svg:x1="5.3cm" svg:y1="4.65cm" svg:x2="6.1cm" svg:y2="1.85cm" draw:start-shape="id4" draw:start-glue-point="10" draw:end-shape="id5" draw:end-glue-point="6" svg:d="M5300 4650c753 0 503-1399 401-1399-101 0-352-1401 399-1401" svg:viewBox="0 0 801 2801">
          <text:p/>
        </draw:connector>
        <draw:connector draw:style-name="gr4" draw:text-style-name="P5" draw:layer="layout" draw:type="curve" svg:x1="6.9cm" svg:y1="2.3cm" svg:x2="6.9cm" svg:y2="4.2cm" draw:start-shape="id5" draw:start-glue-point="8" draw:end-shape="id6" draw:end-glue-point="4" svg:d="M6900 2300v1900" svg:viewBox="0 0 1 1901">
          <text:p/>
        </draw:connector>
        <draw:connector draw:style-name="gr4" draw:text-style-name="P5" draw:layer="layout" draw:type="curve" svg:x1="7.7cm" svg:y1="4.65cm" svg:x2="8.5cm" svg:y2="1.85cm" draw:start-shape="id6" draw:start-glue-point="10" draw:end-shape="id7" draw:end-glue-point="6" svg:d="M7700 4650c753 0 503-1399 401-1399-101 0-352-1401 399-1401" svg:viewBox="0 0 801 2801">
          <text:p/>
        </draw:connector>
        <draw:connector draw:style-name="gr4" draw:text-style-name="P5" draw:layer="layout" draw:type="curve" svg:x1="9.3cm" svg:y1="2.3cm" svg:x2="9.3cm" svg:y2="4.3cm" draw:start-shape="id7" draw:start-glue-point="8" draw:end-shape="id8" draw:end-glue-point="4" svg:d="M9300 2300v2000" svg:viewBox="0 0 1 2001">
          <text:p/>
        </draw:connector>
      </draw:page>
      <draw:page draw:name="page2" draw:style-name="dp1" draw:master-page-name="Výchozí">
        <draw:custom-shape draw:style-name="gr1" draw:text-style-name="P2" draw:layer="layout" svg:width="1.6cm" svg:height="0.9cm" svg:x="1.501cm" svg:y="2.201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6cm" svg:height="0.9cm" svg:x="3.502cm" svg:y="2.202cm">
          <text:p text:style-name="P1"><text:span text:style-name="T2">C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6cm" svg:height="0.9cm" svg:x="5.503cm" svg:y="2.203cm">
          <text:p text:style-name="P1"><text:span text:style-name="T2">G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6cm" svg:height="0.9cm" svg:x="7.504cm" svg:y="2.204cm">
          <text:p text:style-name="P1"><text:span text:style-name="T2">G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1.6cm" svg:height="0.9cm" svg:x="9.505cm" svg:y="2.205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1.6cm" svg:height="0.9cm" svg:x="11.506cm" svg:y="2.206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1.6cm" svg:height="0.9cm" svg:x="9.506cm" svg:y="3.406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1.6cm" svg:height="0.9cm" svg:x="11.506cm" svg:y="3.406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1.9cm" svg:height="1.155cm" svg:x="1.3cm" svg:y="1.1cm">
          <draw:text-box>
            <text:p text:style-name="P1"><text:span text:style-name="T1">V</text:span><text:span text:style-name="T4">0</text:span></text:p>
            <text:p text:style-name="P1"><text:span text:style-name="T1">(ACG)</text:span></text:p>
          </draw:text-box>
        </draw:frame>
        <draw:frame draw:style-name="gr6" draw:text-style-name="P8" draw:layer="layout" svg:width="1.9cm" svg:height="1.155cm" svg:x="3.3cm" svg:y="1.1cm">
          <draw:text-box>
            <text:p text:style-name="P1"><text:span text:style-name="T1">V</text:span><text:span text:style-name="T4">1</text:span></text:p>
            <text:p text:style-name="P1"><text:span text:style-name="T1">(CGG)</text:span></text:p>
          </draw:text-box>
        </draw:frame>
        <draw:frame draw:style-name="gr6" draw:text-style-name="P8" draw:layer="layout" svg:width="1.9cm" svg:height="1.155cm" svg:x="5.3cm" svg:y="1.1cm">
          <draw:text-box>
            <text:p text:style-name="P1"><text:span text:style-name="T1">V</text:span><text:span text:style-name="T4">2</text:span></text:p>
            <text:p text:style-name="P1"><text:span text:style-name="T1">(GGA)</text:span></text:p>
          </draw:text-box>
        </draw:frame>
        <draw:frame draw:style-name="gr6" draw:text-style-name="P8" draw:layer="layout" svg:width="1.9cm" svg:height="1.155cm" svg:x="7.3cm" svg:y="1.1cm">
          <draw:text-box>
            <text:p text:style-name="P1"><text:span text:style-name="T1">V</text:span><text:span text:style-name="T4">3</text:span></text:p>
            <text:p text:style-name="P1"><text:span text:style-name="T1">(GAA)</text:span></text:p>
          </draw:text-box>
        </draw:frame>
        <draw:frame draw:style-name="gr6" draw:text-style-name="P8" draw:layer="layout" svg:width="1.9cm" svg:height="1.155cm" svg:x="9.3cm" svg:y="1.1cm">
          <draw:text-box>
            <text:p text:style-name="P1"><text:span text:style-name="T1">V</text:span><text:span text:style-name="T4">4</text:span></text:p>
            <text:p text:style-name="P1"><text:span text:style-name="T1">(AAA)</text:span></text:p>
          </draw:text-box>
        </draw:frame>
        <draw:frame draw:style-name="gr6" draw:text-style-name="P8" draw:layer="layout" svg:width="1.9cm" svg:height="1.155cm" svg:x="11.3cm" svg:y="1.1cm">
          <draw:text-box>
            <text:p text:style-name="P1"><text:span text:style-name="T1">V</text:span><text:span text:style-name="T4">5</text:span></text:p>
            <text:p text:style-name="P1"><text:span text:style-name="T1">(AAA)</text:span></text:p>
          </draw:text-box>
        </draw:frame>
      </draw:page>
      <draw:page draw:name="page3" draw:style-name="dp1" draw:master-page-name="Výchozí">
        <draw:custom-shape draw:style-name="gr1" draw:text-style-name="P2" xml:id="id15" draw:id="id15" draw:layer="layout" svg:width="1.6cm" svg:height="0.9cm" svg:x="1.501cm" svg:y="2.203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6" draw:id="id16" draw:layer="layout" svg:width="1.6cm" svg:height="0.9cm" svg:x="3.902cm" svg:y="2.204cm">
          <text:p text:style-name="P1"><text:span text:style-name="T2">C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1.6cm" svg:height="0.9cm" svg:x="6.303cm" svg:y="2.205cm">
          <text:p text:style-name="P1"><text:span text:style-name="T2">G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0" draw:id="id10" draw:layer="layout" svg:width="1.6cm" svg:height="0.9cm" svg:x="8.704cm" svg:y="2.206cm">
          <text:p text:style-name="P1"><text:span text:style-name="T2">G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2" draw:id="id12" draw:layer="layout" svg:width="1.6cm" svg:height="0.9cm" svg:x="11.105cm" svg:y="2.207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3" draw:id="id13" draw:layer="layout" svg:width="1.6cm" svg:height="0.9cm" svg:x="13.506cm" svg:y="2.208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1" draw:id="id11" draw:layer="layout" svg:width="1.6cm" svg:height="0.9cm" svg:x="11.106cm" svg:y="4.208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4" draw:id="id14" draw:layer="layout" svg:width="1.6cm" svg:height="0.9cm" svg:x="13.506cm" svg:y="4.208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1.9cm" svg:height="1.155cm" svg:x="1.3cm" svg:y="1.102cm">
          <draw:text-box>
            <text:p text:style-name="P1"><text:span text:style-name="T1">V</text:span><text:span text:style-name="T4">0</text:span></text:p>
            <text:p text:style-name="P1"><text:span text:style-name="T1">(ACG)</text:span></text:p>
          </draw:text-box>
        </draw:frame>
        <draw:frame draw:style-name="gr6" draw:text-style-name="P8" draw:layer="layout" svg:width="1.9cm" svg:height="1.155cm" svg:x="3.7cm" svg:y="1.102cm">
          <draw:text-box>
            <text:p text:style-name="P1"><text:span text:style-name="T1">V</text:span><text:span text:style-name="T4">1</text:span></text:p>
            <text:p text:style-name="P1"><text:span text:style-name="T1">(CGG)</text:span></text:p>
          </draw:text-box>
        </draw:frame>
        <draw:frame draw:style-name="gr6" draw:text-style-name="P8" draw:layer="layout" svg:width="1.9cm" svg:height="1.155cm" svg:x="6.1cm" svg:y="1.102cm">
          <draw:text-box>
            <text:p text:style-name="P1"><text:span text:style-name="T1">V</text:span><text:span text:style-name="T4">2</text:span></text:p>
            <text:p text:style-name="P1"><text:span text:style-name="T1">(GGA)</text:span></text:p>
          </draw:text-box>
        </draw:frame>
        <draw:frame draw:style-name="gr6" draw:text-style-name="P8" draw:layer="layout" svg:width="1.9cm" svg:height="1.155cm" svg:x="8.5cm" svg:y="1.102cm">
          <draw:text-box>
            <text:p text:style-name="P1"><text:span text:style-name="T1">V</text:span><text:span text:style-name="T4">3</text:span></text:p>
            <text:p text:style-name="P1"><text:span text:style-name="T1">(GAA)</text:span></text:p>
          </draw:text-box>
        </draw:frame>
        <draw:frame draw:style-name="gr6" draw:text-style-name="P8" draw:layer="layout" svg:width="1.9cm" svg:height="1.155cm" svg:x="10.9cm" svg:y="1.102cm">
          <draw:text-box>
            <text:p text:style-name="P1"><text:span text:style-name="T1">V</text:span><text:span text:style-name="T4">4</text:span></text:p>
            <text:p text:style-name="P1"><text:span text:style-name="T1">(AAA)</text:span></text:p>
          </draw:text-box>
        </draw:frame>
        <draw:frame draw:style-name="gr6" draw:text-style-name="P8" draw:layer="layout" svg:width="1.9cm" svg:height="1.155cm" svg:x="13.3cm" svg:y="1.102cm">
          <draw:text-box>
            <text:p text:style-name="P1"><text:span text:style-name="T1">V</text:span><text:span text:style-name="T4">5</text:span></text:p>
            <text:p text:style-name="P1"><text:span text:style-name="T1">(AAA)</text:span></text:p>
          </draw:text-box>
        </draw:frame>
        <draw:connector draw:style-name="gr4" draw:text-style-name="P5" draw:layer="layout" draw:type="curve" svg:x1="7.903cm" svg:y1="2.655cm" svg:x2="8.704cm" svg:y2="2.656cm" draw:start-shape="id9" draw:start-glue-point="10" draw:end-shape="id10" draw:end-glue-point="6" svg:d="M7903 2655c601 0 201 1 801 1" svg:viewBox="0 0 802 2">
          <text:p/>
        </draw:connector>
        <draw:connector draw:style-name="gr4" draw:text-style-name="P5" draw:layer="layout" draw:type="line" svg:x1="10.304cm" svg:y1="2.656cm" svg:x2="11.106cm" svg:y2="4.658cm" draw:start-shape="id10" draw:start-glue-point="10" draw:end-shape="id11" draw:end-glue-point="6" svg:d="M10304 2656l802 2002" svg:viewBox="0 0 803 2003">
          <text:p/>
        </draw:connector>
        <draw:connector draw:style-name="gr4" draw:text-style-name="P5" draw:layer="layout" draw:type="line" svg:x1="10.304cm" svg:y1="2.656cm" svg:x2="11.105cm" svg:y2="2.657cm" draw:start-shape="id10" draw:start-glue-point="10" draw:end-shape="id12" draw:end-glue-point="6" svg:d="M10304 2656l801 1" svg:viewBox="0 0 802 2">
          <text:p/>
        </draw:connector>
        <draw:connector draw:style-name="gr4" draw:text-style-name="P5" draw:layer="layout" draw:type="line" svg:x1="12.705cm" svg:y1="2.657cm" svg:x2="13.506cm" svg:y2="2.658cm" draw:start-shape="id12" draw:start-glue-point="10" draw:end-shape="id13" draw:end-glue-point="6" svg:d="M12705 2657l801 1" svg:viewBox="0 0 802 2">
          <text:p/>
        </draw:connector>
        <draw:connector draw:style-name="gr4" draw:text-style-name="P5" draw:layer="layout" draw:type="line" svg:x1="12.706cm" svg:y1="4.658cm" svg:x2="13.506cm" svg:y2="4.658cm" draw:start-shape="id11" draw:start-glue-point="10" draw:end-shape="id14" draw:end-glue-point="6" svg:d="M12706 4658h800" svg:viewBox="0 0 801 1">
          <text:p/>
        </draw:connector>
        <draw:connector draw:style-name="gr4" draw:text-style-name="P5" draw:layer="layout" draw:type="line" svg:x1="12.706cm" svg:y1="4.658cm" svg:x2="13.506cm" svg:y2="2.658cm" draw:start-shape="id11" draw:start-glue-point="10" draw:end-shape="id13" draw:end-glue-point="6" svg:d="M12706 4658l800-2000" svg:viewBox="0 0 801 2001">
          <text:p/>
        </draw:connector>
        <draw:connector draw:style-name="gr4" draw:text-style-name="P5" draw:layer="layout" draw:type="line" svg:x1="3.101cm" svg:y1="2.653cm" svg:x2="3.902cm" svg:y2="2.654cm" draw:start-shape="id15" draw:start-glue-point="10" draw:end-shape="id16" svg:d="M3101 2653l801 1" svg:viewBox="0 0 802 2">
          <text:p/>
        </draw:connector>
        <draw:connector draw:style-name="gr4" draw:text-style-name="P5" draw:layer="layout" draw:type="line" svg:x1="5.502cm" svg:y1="2.654cm" svg:x2="6.303cm" svg:y2="2.655cm" draw:start-shape="id16" draw:start-glue-point="10" draw:end-shape="id9" draw:end-glue-point="6" svg:d="M5502 2654l801 1" svg:viewBox="0 0 802 2">
          <text:p/>
        </draw:connector>
        <draw:connector draw:style-name="gr4" draw:text-style-name="P5" draw:layer="layout" draw:type="line" svg:x1="12.705cm" svg:y1="2.657cm" svg:x2="13.506cm" svg:y2="4.658cm" draw:start-shape="id12" draw:start-glue-point="10" draw:end-shape="id14" draw:end-glue-point="6" svg:d="M12705 2657l801 2001" svg:viewBox="0 0 802 2002">
          <text:p/>
        </draw:connector>
        <draw:frame draw:style-name="gr7" draw:text-style-name="P10" draw:layer="layout" svg:width="0.9cm" svg:height="0.645cm" svg:x="3cm" svg:y="2cm">
          <draw:text-box>
            <text:p text:style-name="P9"><text:span text:style-name="T1">1</text:span></text:p>
          </draw:text-box>
        </draw:frame>
        <draw:frame draw:style-name="gr7" draw:text-style-name="P10" draw:layer="layout" svg:width="0.9cm" svg:height="0.645cm" svg:x="5.5cm" svg:y="2.001cm">
          <draw:text-box>
            <text:p text:style-name="P9"><text:span text:style-name="T1">2</text:span></text:p>
          </draw:text-box>
        </draw:frame>
        <draw:frame draw:style-name="gr7" draw:text-style-name="P10" draw:layer="layout" svg:width="0.9cm" svg:height="0.645cm" svg:x="7.8cm" svg:y="2.001cm">
          <draw:text-box>
            <text:p text:style-name="P9"><text:span text:style-name="T1">3</text:span></text:p>
          </draw:text-box>
        </draw:frame>
        <draw:frame draw:style-name="gr7" draw:text-style-name="P10" draw:layer="layout" svg:width="0.9cm" svg:height="0.645cm" svg:x="10.2cm" svg:y="2.001cm">
          <draw:text-box>
            <text:p text:style-name="P9"><text:span text:style-name="T1">4</text:span></text:p>
          </draw:text-box>
        </draw:frame>
        <draw:frame draw:style-name="gr7" draw:text-style-name="P10" draw:layer="layout" svg:width="0.9cm" svg:height="0.645cm" svg:x="10.2cm" svg:y="3.501cm">
          <draw:text-box>
            <text:p text:style-name="P9"><text:span text:style-name="T1">5</text:span></text:p>
          </draw:text-box>
        </draw:frame>
        <draw:frame draw:style-name="gr7" draw:text-style-name="P10" draw:layer="layout" svg:width="0.9cm" svg:height="0.645cm" svg:x="12.6cm" svg:y="2.001cm">
          <draw:text-box>
            <text:p text:style-name="P9"><text:span text:style-name="T1">6</text:span></text:p>
          </draw:text-box>
        </draw:frame>
        <draw:frame draw:style-name="gr7" draw:text-style-name="P10" draw:layer="layout" svg:width="0.9cm" svg:height="0.645cm" svg:x="12.4cm" svg:y="3.102cm">
          <draw:text-box>
            <text:p text:style-name="P9"><text:span text:style-name="T1">7</text:span></text:p>
          </draw:text-box>
        </draw:frame>
        <draw:frame draw:style-name="gr7" draw:text-style-name="P10" draw:layer="layout" svg:width="0.9cm" svg:height="0.645cm" svg:x="12.6cm" svg:y="4.702cm">
          <draw:text-box>
            <text:p text:style-name="P9"><text:span text:style-name="T1">8</text:span></text:p>
          </draw:text-box>
        </draw:frame>
        <draw:frame draw:style-name="gr7" draw:text-style-name="P10" draw:layer="layout" svg:width="0.9cm" svg:height="0.645cm" svg:x="12.4cm" svg:y="3.702cm">
          <draw:text-box>
            <text:p text:style-name="P9"><text:span text:style-name="T1">9</text:span></text:p>
          </draw:text-box>
        </draw:frame>
        <draw:custom-shape draw:style-name="gr1" draw:text-style-name="P2" xml:id="id20" draw:id="id20" draw:layer="layout" svg:width="1.6cm" svg:height="0.9cm" svg:x="1.501cm" svg:y="8.404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1" draw:id="id21" draw:layer="layout" svg:width="1.6cm" svg:height="0.9cm" svg:x="3.902cm" svg:y="8.405cm">
          <text:p text:style-name="P1"><text:span text:style-name="T2">C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7" draw:id="id17" draw:layer="layout" svg:width="1.6cm" svg:height="0.9cm" svg:x="6.303cm" svg:y="8.406cm">
          <text:p text:style-name="P1"><text:span text:style-name="T2">G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8" draw:id="id18" draw:layer="layout" svg:width="1.6cm" svg:height="0.9cm" svg:x="8.704cm" svg:y="8.407cm">
          <text:p text:style-name="P1"><text:span text:style-name="T2">G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9" draw:id="id19" draw:layer="layout" svg:width="1.6cm" svg:height="0.9cm" svg:x="11.105cm" svg:y="8.408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1.6cm" svg:height="0.9cm" svg:x="13.506cm" svg:y="8.409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1.6cm" svg:height="0.9cm" svg:x="11.106cm" svg:y="10.409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22" draw:id="id22" draw:layer="layout" svg:width="1.6cm" svg:height="0.9cm" svg:x="13.506cm" svg:y="10.409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1.9cm" svg:height="1.155cm" svg:x="1.3cm" svg:y="7.303cm">
          <draw:text-box>
            <text:p text:style-name="P1"><text:span text:style-name="T1">V</text:span><text:span text:style-name="T4">0</text:span></text:p>
            <text:p text:style-name="P1"><text:span text:style-name="T1">(ACG)</text:span></text:p>
          </draw:text-box>
        </draw:frame>
        <draw:frame draw:style-name="gr6" draw:text-style-name="P8" draw:layer="layout" svg:width="1.9cm" svg:height="1.155cm" svg:x="3.7cm" svg:y="7.303cm">
          <draw:text-box>
            <text:p text:style-name="P1"><text:span text:style-name="T1">V</text:span><text:span text:style-name="T4">1</text:span></text:p>
            <text:p text:style-name="P1"><text:span text:style-name="T1">(CGG)</text:span></text:p>
          </draw:text-box>
        </draw:frame>
        <draw:frame draw:style-name="gr6" draw:text-style-name="P8" draw:layer="layout" svg:width="1.9cm" svg:height="1.155cm" svg:x="6.1cm" svg:y="7.303cm">
          <draw:text-box>
            <text:p text:style-name="P1"><text:span text:style-name="T1">V</text:span><text:span text:style-name="T4">2</text:span></text:p>
            <text:p text:style-name="P1"><text:span text:style-name="T1">(GGA)</text:span></text:p>
          </draw:text-box>
        </draw:frame>
        <draw:frame draw:style-name="gr6" draw:text-style-name="P8" draw:layer="layout" svg:width="1.9cm" svg:height="1.155cm" svg:x="8.5cm" svg:y="7.303cm">
          <draw:text-box>
            <text:p text:style-name="P1"><text:span text:style-name="T1">V</text:span><text:span text:style-name="T4">3</text:span></text:p>
            <text:p text:style-name="P1"><text:span text:style-name="T1">(GAA)</text:span></text:p>
          </draw:text-box>
        </draw:frame>
        <draw:frame draw:style-name="gr6" draw:text-style-name="P8" draw:layer="layout" svg:width="1.9cm" svg:height="1.155cm" svg:x="10.9cm" svg:y="7.303cm">
          <draw:text-box>
            <text:p text:style-name="P1"><text:span text:style-name="T1">V</text:span><text:span text:style-name="T4">4</text:span></text:p>
            <text:p text:style-name="P1"><text:span text:style-name="T1">(AAA)</text:span></text:p>
          </draw:text-box>
        </draw:frame>
        <draw:frame draw:style-name="gr6" draw:text-style-name="P8" draw:layer="layout" svg:width="1.9cm" svg:height="1.155cm" svg:x="13.3cm" svg:y="7.303cm">
          <draw:text-box>
            <text:p text:style-name="P1"><text:span text:style-name="T1">V</text:span><text:span text:style-name="T4">5</text:span></text:p>
            <text:p text:style-name="P1"><text:span text:style-name="T1">(AAA)</text:span></text:p>
          </draw:text-box>
        </draw:frame>
        <draw:connector draw:style-name="gr4" draw:text-style-name="P5" draw:layer="layout" draw:type="curve" svg:x1="7.903cm" svg:y1="8.856cm" svg:x2="8.704cm" svg:y2="8.857cm" draw:start-shape="id17" draw:start-glue-point="10" draw:end-shape="id18" draw:end-glue-point="6" svg:d="M7903 8856c601 0 201 1 801 1" svg:viewBox="0 0 802 2">
          <text:p/>
        </draw:connector>
        <draw:connector draw:style-name="gr4" draw:text-style-name="P5" draw:layer="layout" draw:type="line" svg:x1="10.304cm" svg:y1="8.857cm" svg:x2="11.105cm" svg:y2="8.858cm" draw:start-shape="id18" draw:start-glue-point="10" draw:end-shape="id19" draw:end-glue-point="6" svg:d="M10304 8857l801 1" svg:viewBox="0 0 802 2">
          <text:p/>
        </draw:connector>
        <draw:connector draw:style-name="gr4" draw:text-style-name="P5" draw:layer="layout" draw:type="line" svg:x1="3.101cm" svg:y1="8.854cm" svg:x2="3.902cm" svg:y2="8.855cm" draw:start-shape="id20" draw:start-glue-point="10" draw:end-shape="id21" svg:d="M3101 8854l801 1" svg:viewBox="0 0 802 2">
          <text:p/>
        </draw:connector>
        <draw:connector draw:style-name="gr4" draw:text-style-name="P5" draw:layer="layout" draw:type="line" svg:x1="5.502cm" svg:y1="8.855cm" svg:x2="6.303cm" svg:y2="8.856cm" draw:start-shape="id21" draw:start-glue-point="10" draw:end-shape="id17" draw:end-glue-point="6" svg:d="M5502 8855l801 1" svg:viewBox="0 0 802 2">
          <text:p/>
        </draw:connector>
        <draw:connector draw:style-name="gr4" draw:text-style-name="P5" draw:layer="layout" draw:type="line" svg:x1="12.705cm" svg:y1="8.858cm" svg:x2="13.506cm" svg:y2="10.859cm" draw:start-shape="id19" draw:start-glue-point="10" draw:end-shape="id22" draw:end-glue-point="6" svg:d="M12705 8858l801 2001" svg:viewBox="0 0 802 2002">
          <text:p/>
        </draw:connector>
        <draw:frame draw:style-name="gr7" draw:text-style-name="P10" draw:layer="layout" svg:width="0.9cm" svg:height="0.645cm" svg:x="3cm" svg:y="8.201cm">
          <draw:text-box>
            <text:p text:style-name="P9"><text:span text:style-name="T1">1</text:span></text:p>
          </draw:text-box>
        </draw:frame>
        <draw:frame draw:style-name="gr7" draw:text-style-name="P10" draw:layer="layout" svg:width="0.9cm" svg:height="0.645cm" svg:x="5.5cm" svg:y="8.202cm">
          <draw:text-box>
            <text:p text:style-name="P9"><text:span text:style-name="T1">2</text:span></text:p>
          </draw:text-box>
        </draw:frame>
        <draw:frame draw:style-name="gr7" draw:text-style-name="P10" draw:layer="layout" svg:width="0.9cm" svg:height="0.645cm" svg:x="7.8cm" svg:y="8.202cm">
          <draw:text-box>
            <text:p text:style-name="P9"><text:span text:style-name="T1">3</text:span></text:p>
          </draw:text-box>
        </draw:frame>
        <draw:frame draw:style-name="gr7" draw:text-style-name="P10" draw:layer="layout" svg:width="0.9cm" svg:height="0.645cm" svg:x="10.2cm" svg:y="8.202cm">
          <draw:text-box>
            <text:p text:style-name="P9"><text:span text:style-name="T1">4</text:span></text:p>
          </draw:text-box>
        </draw:frame>
        <draw:frame draw:style-name="gr7" draw:text-style-name="P10" draw:layer="layout" svg:width="0.9cm" svg:height="0.645cm" svg:x="12.4cm" svg:y="9.303cm">
          <draw:text-box>
            <text:p text:style-name="P9"><text:span text:style-name="T1">7</text:span></text:p>
          </draw:text-box>
        </draw:frame>
      </draw:page>
      <draw:page draw:name="page4" draw:style-name="dp1" draw:master-page-name="Výchozí">
        <draw:custom-shape draw:style-name="gr9" draw:text-style-name="P13" draw:layer="layout" svg:width="0.9cm" svg:height="0.9cm" svg:x="2.8cm" svg:y="2.8cm">
          <text:p text:style-name="P12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9cm" svg:height="0.9cm" svg:x="3.7cm" svg:y="2.8cm">
          <text:p text:style-name="P12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9cm" svg:height="0.9cm" svg:x="4.6cm" svg:y="2.8cm">
          <text:p text:style-name="P14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9cm" svg:height="0.9cm" svg:x="5.5cm" svg:y="2.8cm">
          <text:p text:style-name="P12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9cm" svg:height="0.9cm" svg:x="6.4cm" svg:y="2.8cm">
          <text:p text:style-name="P12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9cm" svg:height="0.9cm" svg:x="7.3cm" svg:y="2.8cm">
          <text:p text:style-name="P12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9cm" svg:height="0.9cm" svg:x="8.2cm" svg:y="2.8cm">
          <text:p text:style-name="P12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9cm" svg:height="0.9cm" svg:x="9.1cm" svg:y="2.8cm">
          <text:p text:style-name="P12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cm" svg:height="0.9cm" svg:x="10cm" svg:y="2.8cm">
          <text:p text:style-name="P1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9cm" svg:height="0.9cm" svg:x="11.8cm" svg:y="2.8cm">
          <text:p text:style-name="P12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9cm" svg:height="0.9cm" svg:x="12.7cm" svg:y="2.8cm">
          <text:p text:style-name="P12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9cm" svg:height="0.9cm" svg:x="13.6cm" svg:y="2.8cm">
          <text:p text:style-name="P12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9cm" svg:height="0.9cm" svg:x="14.5cm" svg:y="2.8cm">
          <text:p text:style-name="P12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9cm" svg:height="0.9cm" svg:x="15.4cm" svg:y="2.8cm">
          <text:p text:style-name="P12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9cm" svg:height="0.9cm" svg:x="16.3cm" svg:y="2.8cm">
          <text:p text:style-name="P12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9cm" svg:height="0.9cm" svg:x="17.2cm" svg:y="2.8cm">
          <text:p text:style-name="P12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9cm" svg:height="0.9cm" svg:x="18.1cm" svg:y="2.8cm">
          <text:p text:style-name="P12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2.8cm" svg:y="4.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3.7cm" svg:y="4.6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3.7cm" svg:y="5.5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4.6cm" svg:y="4.6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4.6cm" svg:y="5.5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4.6cm" svg:y="6.4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5.5cm" svg:y="4.6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5.5cm" svg:y="5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5.5cm" svg:y="6.4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5.5cm" svg:y="7.3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6.4cm" svg:y="4.6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6.4cm" svg:y="5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6.4cm" svg:y="6.4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6.4cm" svg:y="7.3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6.4cm" svg:y="8.2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7.3cm" svg:y="5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7.3cm" svg:y="6.4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7.3cm" svg:y="7.3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7.3cm" svg:y="8.2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7.3cm" svg:y="9.1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8.2cm" svg:y="6.4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8.2cm" svg:y="7.3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8.2cm" svg:y="8.2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8.2cm" svg:y="9.1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8.2cm" svg:y="10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9.1cm" svg:y="7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9.1cm" svg:y="8.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9.1cm" svg:y="9.1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9.1cm" svg:y="10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9.1cm" svg:y="10.9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2.8cm" svg:y="3.7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3.7cm" svg:y="3.7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4.6cm" svg:y="3.7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5.5cm" svg:y="3.7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9cm" svg:height="0.9cm" svg:x="1.9cm" svg:y="3.7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8.1cm" svg:y="3.7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9cm" svg:height="0.9cm" svg:x="19cm" svg:y="3.7cm">
          <text:p text:style-name="P1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7.2cm" svg:y="3.7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7.2cm" svg:y="4.6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6.3cm" svg:y="3.7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6.3cm" svg:y="4.6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6.3cm" svg:y="5.5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5.4cm" svg:y="3.7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5.4cm" svg:y="4.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5.4cm" svg:y="5.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5.4cm" svg:y="6.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4.5cm" svg:y="4.6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4.5cm" svg:y="5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4.5cm" svg:y="6.4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4.5cm" svg:y="7.3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3.6cm" svg:y="5.5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3.6cm" svg:y="6.4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3.6cm" svg:y="7.3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3.6cm" svg:y="8.2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8.1cm" svg:y="4.6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7.2cm" svg:y="5.5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6.3cm" svg:y="6.4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5.4cm" svg:y="7.3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4.5cm" svg:y="8.2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3.6cm" svg:y="9.1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2.7cm" svg:y="6.4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2.7cm" svg:y="7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2.7cm" svg:y="8.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2.7cm" svg:y="9.1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2.7cm" svg:y="10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1.8cm" svg:y="7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1.8cm" svg:y="8.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1.8cm" svg:y="9.1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1.8cm" svg:y="10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1.8cm" svg:y="10.9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6cm" svg:height="3.6cm" svg:x="11.2cm" svg:y="8.2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6cm" svg:height="3.6cm" svg:x="10cm" svg:y="8.2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.1cm" svg:height="0.8cm" svg:x="1.2cm" svg:y="4cm">
          <draw:text-box>
            <text:p text:style-name="P9"><text:span text:style-name="T1">K</text:span><text:span text:style-name="T4">0</text:span></text:p>
          </draw:text-box>
        </draw:frame>
        <draw:frame draw:style-name="gr15" draw:text-style-name="P10" draw:layer="layout" svg:width="1.1cm" svg:height="0.8cm" svg:x="2.1cm" svg:y="4.9cm">
          <draw:text-box>
            <text:p text:style-name="P9"><text:span text:style-name="T1">K</text:span><text:span text:style-name="T4">1</text:span></text:p>
          </draw:text-box>
        </draw:frame>
        <draw:frame draw:style-name="gr15" draw:text-style-name="P10" draw:layer="layout" svg:width="1.1cm" svg:height="0.8cm" svg:x="3cm" svg:y="5.8cm">
          <draw:text-box>
            <text:p text:style-name="P9"><text:span text:style-name="T1">K</text:span><text:span text:style-name="T4">2</text:span></text:p>
          </draw:text-box>
        </draw:frame>
        <draw:frame draw:style-name="gr15" draw:text-style-name="P10" draw:layer="layout" svg:width="1.1cm" svg:height="0.8cm" svg:x="3.9cm" svg:y="6.7cm">
          <draw:text-box>
            <text:p text:style-name="P9"><text:span text:style-name="T1">K</text:span><text:span text:style-name="T4">3</text:span></text:p>
          </draw:text-box>
        </draw:frame>
        <draw:frame draw:style-name="gr15" draw:text-style-name="P10" draw:layer="layout" svg:width="1.1cm" svg:height="0.8cm" svg:x="4.8cm" svg:y="7.6cm">
          <draw:text-box>
            <text:p text:style-name="P9"><text:span text:style-name="T1">K</text:span><text:span text:style-name="T4">4</text:span></text:p>
          </draw:text-box>
        </draw:frame>
        <draw:frame draw:style-name="gr15" draw:text-style-name="P10" draw:layer="layout" svg:width="1.1cm" svg:height="0.8cm" svg:x="5.7cm" svg:y="8.5cm">
          <draw:text-box>
            <text:p text:style-name="P9"><text:span text:style-name="T1">K</text:span><text:span text:style-name="T4">5</text:span></text:p>
          </draw:text-box>
        </draw:frame>
        <draw:frame draw:style-name="gr15" draw:text-style-name="P10" draw:layer="layout" svg:width="1.1cm" svg:height="0.8cm" svg:x="6.6cm" svg:y="9.4cm">
          <draw:text-box>
            <text:p text:style-name="P9"><text:span text:style-name="T1">K</text:span><text:span text:style-name="T4">6</text:span></text:p>
          </draw:text-box>
        </draw:frame>
        <draw:frame draw:style-name="gr15" draw:text-style-name="P10" draw:layer="layout" svg:width="1.1cm" svg:height="0.8cm" svg:x="7.5cm" svg:y="10.3cm">
          <draw:text-box>
            <text:p text:style-name="P9"><text:span text:style-name="T1">K</text:span><text:span text:style-name="T4">7</text:span></text:p>
          </draw:text-box>
        </draw:frame>
        <draw:frame draw:style-name="gr15" draw:text-style-name="P10" draw:layer="layout" svg:width="1.1cm" svg:height="0.8cm" svg:x="8.4cm" svg:y="11.2cm">
          <draw:text-box>
            <text:p text:style-name="P9"><text:span text:style-name="T1">K</text:span><text:span text:style-name="T4">8</text:span></text:p>
          </draw:text-box>
        </draw:frame>
        <draw:frame draw:style-name="gr15" draw:text-style-name="P10" draw:layer="layout" svg:width="1.5cm" svg:height="0.8cm" svg:x="18.9cm" svg:y="4.9cm">
          <draw:text-box>
            <text:p text:style-name="P9"><text:span text:style-name="T1">K</text:span><text:span text:style-name="T4">l – k + 1</text:span></text:p>
          </draw:text-box>
        </draw:frame>
        <draw:frame draw:style-name="gr15" draw:text-style-name="P10" draw:layer="layout" svg:width="1.5cm" svg:height="0.8cm" svg:x="18cm" svg:y="5.8cm">
          <draw:text-box>
            <text:p text:style-name="P9"><text:span text:style-name="T1">K</text:span><text:span text:style-name="T4">l – k</text:span></text:p>
          </draw:text-box>
        </draw:frame>
        <draw:frame draw:style-name="gr15" draw:text-style-name="P10" draw:layer="layout" svg:width="1.5cm" svg:height="0.8cm" svg:x="17.1cm" svg:y="6.7cm">
          <draw:text-box>
            <text:p text:style-name="P9"><text:span text:style-name="T1">K</text:span><text:span text:style-name="T4">l – k - 1</text:span></text:p>
          </draw:text-box>
        </draw:frame>
        <draw:frame draw:style-name="gr15" draw:text-style-name="P10" draw:layer="layout" svg:width="1.5cm" svg:height="0.8cm" svg:x="16.2cm" svg:y="7.6cm">
          <draw:text-box>
            <text:p text:style-name="P9"><text:span text:style-name="T1">K</text:span><text:span text:style-name="T4">l – k - 2</text:span></text:p>
          </draw:text-box>
        </draw:frame>
        <draw:frame draw:style-name="gr15" draw:text-style-name="P10" draw:layer="layout" svg:width="1.5cm" svg:height="0.8cm" svg:x="15.3cm" svg:y="8.5cm">
          <draw:text-box>
            <text:p text:style-name="P9"><text:span text:style-name="T1">K</text:span><text:span text:style-name="T4">l – k - 3</text:span></text:p>
          </draw:text-box>
        </draw:frame>
        <draw:frame draw:style-name="gr15" draw:text-style-name="P10" draw:layer="layout" svg:width="1.5cm" svg:height="0.8cm" svg:x="14.4cm" svg:y="9.4cm">
          <draw:text-box>
            <text:p text:style-name="P9"><text:span text:style-name="T1">K</text:span><text:span text:style-name="T4">l – k - 4</text:span></text:p>
          </draw:text-box>
        </draw:frame>
        <draw:frame draw:style-name="gr15" draw:text-style-name="P10" draw:layer="layout" svg:width="1.5cm" svg:height="0.8cm" svg:x="13.5cm" svg:y="10.3cm">
          <draw:text-box>
            <text:p text:style-name="P9"><text:span text:style-name="T1">K</text:span><text:span text:style-name="T4">l – k - 5</text:span></text:p>
          </draw:text-box>
        </draw:frame>
        <draw:frame draw:style-name="gr15" draw:text-style-name="P10" draw:layer="layout" svg:width="1.5cm" svg:height="0.8cm" svg:x="12.6cm" svg:y="11.2cm">
          <draw:text-box>
            <text:p text:style-name="P9"><text:span text:style-name="T1">K</text:span><text:span text:style-name="T4">l – k - 6</text:span></text:p>
          </draw:text-box>
        </draw:frame>
        <draw:frame draw:style-name="gr15" draw:text-style-name="P10" draw:layer="layout" svg:width="1.5cm" svg:height="0.8cm" svg:x="19.7cm" svg:y="4cm">
          <draw:text-box>
            <text:p text:style-name="P9"><text:span text:style-name="T1">K</text:span><text:span text:style-name="T4">l – k + 2</text:span></text:p>
          </draw:text-box>
        </draw:frame>
        <draw:frame draw:style-name="gr15" draw:text-style-name="P10" draw:layer="layout" svg:width="1.5cm" svg:height="0.8cm" svg:x="18.9cm" svg:y="3cm">
          <draw:text-box>
            <text:p text:style-name="P9"><text:span text:style-name="T1">Ref.</text:span></text:p>
          </draw:text-box>
        </draw:frame>
        <draw:frame draw:style-name="gr16" draw:text-style-name="P10" draw:layer="layout" svg:width="1.3cm" svg:height="1.039cm" svg:x="1.8cm" svg:y="3cm">
          <draw:text-box>
            <text:p text:style-name="P9"><text:span text:style-name="T1">Ref.</text:span></text:p>
          </draw:text-box>
        </draw:frame>
      </draw:page>
      <draw:page draw:name="page5" draw:style-name="dp1" draw:master-page-name="Výchozí">
        <draw:custom-shape draw:style-name="gr5" draw:text-style-name="P6" xml:id="id23" draw:id="id23" draw:layer="layout" svg:width="1.6cm" svg:height="0.9cm" svg:x="1.204cm" svg:y="2.207cm">
          <text:p text:style-name="P1"><text:span text:style-name="T2">v</text:span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5" draw:id="id25" draw:layer="layout" svg:width="1.6cm" svg:height="0.9cm" svg:x="6.805cm" svg:y="2.208cm">
          <text:p text:style-name="P1"><text:span text:style-name="T2">v</text:span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26" draw:id="id26" draw:layer="layout" svg:width="1.6cm" svg:height="0.9cm" svg:x="6.805cm" svg:y="3.708cm">
          <text:p text:style-name="P15"><text:span text:style-name="T3">v</text:span><text:span text:style-name="T6">b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28" draw:id="id28" draw:layer="layout" svg:width="1.6cm" svg:height="0.9cm" svg:x="11.506cm" svg:y="3.709cm">
          <text:p text:style-name="P15"><text:span text:style-name="T3">v</text:span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9" draw:id="id29" draw:layer="layout" svg:width="1.6cm" svg:height="0.9cm" svg:x="11.506cm" svg:y="2.209cm">
          <text:p text:style-name="P1"><text:span text:style-name="T2">v</text:span><text:span text:style-name="T5">c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1" draw:id="id31" draw:layer="layout" svg:width="1.6cm" svg:height="0.9cm" svg:x="16.906cm" svg:y="2.209cm">
          <text:p text:style-name="P1"><text:span text:style-name="T2">v</text:span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4" draw:id="id24" draw:layer="layout" svg:width="1.6cm" svg:height="0.9cm" svg:x="4.005cm" svg:y="2.208cm">
          <text:p text:style-name="P17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27" draw:id="id27" draw:layer="layout" svg:width="1.6cm" svg:height="0.9cm" svg:x="9.106cm" svg:y="3.709cm">
          <text:p text:style-name="P15"><text:span text:style-name="T3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0" draw:id="id30" draw:layer="layout" svg:width="1.6cm" svg:height="0.9cm" svg:x="14.207cm" svg:y="2.21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" draw:layer="layout" draw:type="line" svg:x1="2.804cm" svg:y1="2.657cm" svg:x2="4.005cm" svg:y2="2.658cm" draw:start-shape="id23" draw:start-glue-point="10" draw:end-shape="id24" draw:end-glue-point="6" svg:d="M2804 2657l1201 1" svg:viewBox="0 0 1202 2">
          <text:p/>
        </draw:connector>
        <draw:connector draw:style-name="gr18" draw:text-style-name="P5" draw:layer="layout" draw:type="line" svg:x1="5.605cm" svg:y1="2.658cm" svg:x2="6.805cm" svg:y2="2.658cm" draw:start-shape="id24" draw:start-glue-point="10" draw:end-shape="id25" draw:end-glue-point="6" svg:d="M5605 2658h1200" svg:viewBox="0 0 1201 1">
          <text:p/>
        </draw:connector>
        <draw:connector draw:style-name="gr18" draw:text-style-name="P5" draw:layer="layout" draw:type="line" svg:x1="7.605cm" svg:y1="3.108cm" svg:x2="7.605cm" svg:y2="3.708cm" draw:start-shape="id25" draw:start-glue-point="8" draw:end-shape="id26" draw:end-glue-point="4" svg:d="M7605 3108v600" svg:viewBox="0 0 1 601">
          <text:p/>
        </draw:connector>
        <draw:connector draw:style-name="gr19" draw:text-style-name="P5" draw:layer="layout" draw:type="line" svg:x1="8.405cm" svg:y1="4.158cm" svg:x2="9.106cm" svg:y2="4.159cm" draw:start-shape="id26" draw:start-glue-point="10" draw:end-shape="id27" draw:end-glue-point="6" svg:d="M8405 4158l701 1" svg:viewBox="0 0 702 2">
          <text:p/>
        </draw:connector>
        <draw:connector draw:style-name="gr19" draw:text-style-name="P5" draw:layer="layout" draw:type="line" svg:x1="10.706cm" svg:y1="4.159cm" svg:x2="11.506cm" svg:y2="4.159cm" draw:start-shape="id27" draw:start-glue-point="10" draw:end-shape="id28" draw:end-glue-point="6" svg:d="M10706 4159h800" svg:viewBox="0 0 801 1">
          <text:p/>
        </draw:connector>
        <draw:connector draw:style-name="gr18" draw:text-style-name="P5" draw:layer="layout" draw:type="line" svg:x1="12.306cm" svg:y1="3.709cm" svg:x2="12.306cm" svg:y2="3.109cm" draw:start-shape="id28" draw:start-glue-point="4" draw:end-shape="id29" svg:d="M12306 3709v-600" svg:viewBox="0 0 1 601">
          <text:p/>
        </draw:connector>
        <draw:connector draw:style-name="gr18" draw:text-style-name="P5" draw:layer="layout" draw:type="line" svg:x1="13.106cm" svg:y1="2.659cm" svg:x2="14.207cm" svg:y2="2.66cm" draw:start-shape="id29" draw:start-glue-point="10" draw:end-shape="id30" draw:end-glue-point="6" svg:d="M13106 2659l1101 1" svg:viewBox="0 0 1102 2">
          <text:p/>
        </draw:connector>
        <draw:connector draw:style-name="gr18" draw:text-style-name="P5" draw:layer="layout" draw:type="line" svg:x1="15.807cm" svg:y1="2.66cm" svg:x2="16.906cm" svg:y2="2.659cm" draw:start-shape="id30" draw:start-glue-point="10" draw:end-shape="id31" draw:end-glue-point="6" svg:d="M15807 2660l1099-1" svg:viewBox="0 0 1100 2">
          <text:p/>
        </draw:connector>
        <draw:connector draw:style-name="gr20" draw:text-style-name="P18" draw:layer="layout" draw:type="line" svg:x1="8.405cm" svg:y1="2.658cm" svg:x2="11.506cm" svg:y2="2.659cm" draw:start-shape="id25" draw:start-glue-point="10" draw:end-shape="id29" draw:end-glue-point="6" svg:d="M8405 2658l3101 1" svg:viewBox="0 0 3102 2">
          <text:p text:style-name="P1"><text:span text:style-name="T1">Shortcut</text:span></text:p>
          <text:p text:style-name="P1"><text:span text:style-name="T1"/></text:p>
        </draw:connector>
        <draw:connector draw:style-name="gr19" draw:text-style-name="P5" draw:layer="layout" draw:type="line" svg:x1="3.069cm" svg:y1="4.153cm" svg:x2="6.805cm" svg:y2="4.158cm" draw:end-shape="id26" draw:end-glue-point="6" svg:d="M3069 4153l3736 5" svg:viewBox="0 0 3737 6">
          <text:p/>
        </draw:connector>
        <draw:connector draw:style-name="gr19" draw:text-style-name="P5" draw:layer="layout" draw:type="line" svg:x1="13.106cm" svg:y1="4.159cm" svg:x2="16.574cm" svg:y2="4.134cm" draw:start-shape="id28" draw:start-glue-point="10" svg:d="M13106 4159l3468-25" svg:viewBox="0 0 3469 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8T22:15:01.062000000</meta:creation-date>
    <meta:generator>LibreOffice/5.0.2.2$Windows_x86 LibreOffice_project/37b43f919e4de5eeaca9b9755ed688758a8251fe</meta:generator>
    <dc:date>2016-06-12T13:41:10.944000000</dc:date>
    <meta:editing-duration>PT4H22M57S</meta:editing-duration>
    <meta:editing-cycles>56</meta:editing-cycles>
    <meta:document-statistic meta:object-count="214"/>
  </office:meta>
</office:document-meta>
</file>